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882in" style:rel-column-width="10655*"/>
    </style:style>
    <style:style style:name="Table1.B" style:family="table-column">
      <style:table-column-properties style:column-width="1.1424in" style:rel-column-width="11185*"/>
    </style:style>
    <style:style style:name="Table1.C" style:family="table-column">
      <style:table-column-properties style:column-width="1.1153in" style:rel-column-width="10920*"/>
    </style:style>
    <style:style style:name="Table1.E" style:family="table-column">
      <style:table-column-properties style:column-width="1.116in" style:rel-column-width="10927*"/>
    </style:style>
    <style:style style:name="Table1.F" style:family="table-column">
      <style:table-column-properties style:column-width="1.116in" style:rel-column-width="10928*"/>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Table_20_Contents">
      <style:text-properties fo:font-size="12pt" fo:font-weight="bold"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ACCESS MODIFIER ASSIGNMENT</text:p>
      <text:p text:style-name="P2"/>
      <text:p text:style-name="P2"/>
      <text:p text:style-name="P2">Public</text:p>
      <text:p text:style-name="P1">Has the most general security settings. Able to access from outside the package and also outside the class. No requirement to have parent-child link to be able to access the variables.</text:p>
      <text:p text:style-name="P1"/>
      <text:p text:style-name="P2">Protected</text:p>
      <text:p text:style-name="P1">If the data is protected, it is only accessible by the child class. If it does not extend the parent class,</text:p>
      <text:p text:style-name="P1">there is no way to access the data of the parent. Location of whether it is within the package or outside the package is disregarded and the child will have access to the parent class that it extends from.</text:p>
      <text:p text:style-name="P1"/>
      <text:p text:style-name="P2">Default/Package</text:p>
      <text:p text:style-name="P1">When defined as default and the class accessing is within the same package, it allows access to its variables and methods. Outside the package, there is no access to it. However, need to note that if the class is an extension of the parent, location of whether the child class is in the package or outside is irrelevant.</text:p>
      <text:p text:style-name="P1"/>
      <text:p text:style-name="P2">Private</text:p>
      <text:p text:style-name="P1">This is the most secure level of data access whereby the information is all limited to use within the class itself. Even if there is a child relation, the child will not be able to access the private data on its own. </text:p>
      <text:p text:style-name="P1"/>
      <text:p text:style-name="P1">As a result of this, there is the option of using public methods to access the data that has been set as private. Getters and setters will have to be created to allow this option and setters will act as another level of protection by allowing the user to set some parameters before accepting the data inputs.</text:p>
      <text:p text:style-name="P1"/>
      <text:p text:style-name="P1"/>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table-cell table:style-name="Table1.A1" office:value-type="string">
            <text:p text:style-name="P4">Access Levels</text:p>
          </table:table-cell>
          <table:table-cell table:style-name="Table1.A1" office:value-type="string">
            <text:p text:style-name="P4">Class</text:p>
          </table:table-cell>
          <table:table-cell table:style-name="Table1.A1" office:value-type="string">
            <text:p text:style-name="P4">Package</text:p>
          </table:table-cell>
          <table:table-cell table:style-name="Table1.A1" office:value-type="string">
            <text:p text:style-name="P4">Subclass but same package</text:p>
          </table:table-cell>
          <table:table-cell table:style-name="Table1.A1" office:value-type="string">
            <text:p text:style-name="P4">Subclass but different package</text:p>
          </table:table-cell>
          <table:table-cell table:style-name="Table1.F1" office:value-type="string">
            <text:p text:style-name="P4">World</text:p>
          </table:table-cell>
        </table:table-row>
        <table:table-row>
          <table:table-cell table:style-name="Table1.A2" office:value-type="string">
            <text:p text:style-name="P3">Public</text:p>
          </table:table-cell>
          <table:table-cell table:style-name="Table1.A2" office:value-type="string">
            <text:p text:style-name="P4">Y</text:p>
          </table:table-cell>
          <table:table-cell table:style-name="Table1.A2" office:value-type="string">
            <text:p text:style-name="P4">Y</text:p>
          </table:table-cell>
          <table:table-cell table:style-name="Table1.A2" office:value-type="string">
            <text:p text:style-name="P4">Y</text:p>
          </table:table-cell>
          <table:table-cell table:style-name="Table1.A2" office:value-type="string">
            <text:p text:style-name="P4">Y</text:p>
          </table:table-cell>
          <table:table-cell table:style-name="Table1.F2" office:value-type="string">
            <text:p text:style-name="P4">Y</text:p>
          </table:table-cell>
        </table:table-row>
        <table:table-row>
          <table:table-cell table:style-name="Table1.A2" office:value-type="string">
            <text:p text:style-name="P3">Protected</text:p>
          </table:table-cell>
          <table:table-cell table:style-name="Table1.A2" office:value-type="string">
            <text:p text:style-name="P4">Y</text:p>
          </table:table-cell>
          <table:table-cell table:style-name="Table1.A2" office:value-type="string">
            <text:p text:style-name="P4">Y</text:p>
          </table:table-cell>
          <table:table-cell table:style-name="Table1.A2" office:value-type="string">
            <text:p text:style-name="P4">Y</text:p>
          </table:table-cell>
          <table:table-cell table:style-name="Table1.A2" office:value-type="string">
            <text:p text:style-name="P4">Y</text:p>
          </table:table-cell>
          <table:table-cell table:style-name="Table1.F2" office:value-type="string">
            <text:p text:style-name="P4"/>
          </table:table-cell>
        </table:table-row>
        <table:table-row>
          <table:table-cell table:style-name="Table1.A2" office:value-type="string">
            <text:p text:style-name="P3">Default/</text:p>
            <text:p text:style-name="P3">No modifier</text:p>
          </table:table-cell>
          <table:table-cell table:style-name="Table1.A2" office:value-type="string">
            <text:p text:style-name="P4">Y</text:p>
          </table:table-cell>
          <table:table-cell table:style-name="Table1.A2" office:value-type="string">
            <text:p text:style-name="P4">Y</text:p>
          </table:table-cell>
          <table:table-cell table:style-name="Table1.A2" office:value-type="string">
            <text:p text:style-name="P4">Y</text:p>
          </table:table-cell>
          <table:table-cell table:style-name="Table1.A2" office:value-type="string">
            <text:p text:style-name="P4"/>
          </table:table-cell>
          <table:table-cell table:style-name="Table1.F2" office:value-type="string">
            <text:p text:style-name="P4"/>
          </table:table-cell>
        </table:table-row>
        <table:table-row>
          <table:table-cell table:style-name="Table1.A2" office:value-type="string">
            <text:p text:style-name="P3">Private</text:p>
          </table:table-cell>
          <table:table-cell table:style-name="Table1.A2" office:value-type="string">
            <text:p text:style-name="P4">Y</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F2"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SG"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ME: ANG WEIXUAN DESMOND (242F)<text:tab/><text:tab/><text:tab/><text:tab/>DATE: 11/12/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smond Ang</meta:initial-creator>
    <meta:creation-date>2020-12-11T15:26:23.87</meta:creation-date>
    <dc:date>2020-12-11T16:31:55.02</dc:date>
    <dc:creator>Desmond Ang</dc:creator>
    <meta:editing-duration>PT59M15S</meta:editing-duration>
    <meta:editing-cycles>7</meta:editing-cycles>
    <meta:generator>OpenOffice/4.1.8$Win32 OpenOffice.org_project/418m3$Build-9803</meta:generator>
    <meta:document-statistic meta:table-count="1" meta:image-count="0" meta:object-count="0" meta:page-count="1" meta:paragraph-count="36" meta:word-count="294" meta:character-count="1595"/>
  </office:meta>
</office:document-meta>
</file>